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341013511505625152"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1334458736418985924"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7077074073668505937"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263071781952304931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8225513049767933252"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05254792177138782"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613598710870559776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89479896721968755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41271520" text:continue-list="list613598710870559776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1891132639452206908"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1248002"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1255530"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41242684"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41249563"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124934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11607860585603799"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2967742781335611997"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492714274025742216"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1265087"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034884418746812979"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634379125265973546"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392756882437227897" text:style-name="L15">
        <text:list-item>
          <text:list>
            <text:list-header>
              <text:p text:style-name="P183">1.5 miles averaging about 9:40/mile and rest 1 min</text:p>
            </text:list-header>
          </text:list>
        </text:list-item>
      </text:list>
      <text:p text:style-name="P24">1 mile in 8:26 and rest 2 min</text:p>
      <text:list xml:id="list4920420693400861260"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944498242539462718"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1255488"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672940009423229700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5729215159407363294"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165061521473850366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41268675" text:continue-list="list5729215159407363294" text:style-name="L19">
        <text:list-item>
          <text:list>
            <text:list-header>
              <text:p text:style-name="P187">(Pace*HR)=1240</text:p>
            </text:list-header>
          </text:list>
        </text:list-item>
      </text:list>
      <text:list xml:id="list41264714" text:continue-list="list6729400094232297000" text:style-name="L18">
        <text:list-item>
          <text:list>
            <text:list-header>
              <text:p text:style-name="P186">2 miles at 10:46/mile Ave HR= 121 bpm and rest a few minutes</text:p>
            </text:list-header>
          </text:list>
        </text:list-item>
      </text:list>
      <text:list xml:id="list41252993" text:continue-list="list41268675"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41256876"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2669128837827647859"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7420566198951048580"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478123743603207987"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1120482058235033802"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368119648819065299"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30884541227772817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41268546"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1260667"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083510835168320316"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163497036726679087"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5950871596606669015"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90042050404360183"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6909199150638927355"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7810220202419174101" text:style-name="L32">
        <text:list-item>
          <text:list>
            <text:list-header>
              <text:p text:style-name="P197">0.25 miles in 2:54</text:p>
              <text:p text:style-name="P197">1 mile in 9:21 going faster as I ran and ending at around 8:30 pace</text:p>
            </text:list-header>
          </text:list>
        </text:list-item>
      </text:list>
      <text:list xml:id="list7323569016499686536"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640705701164993218"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948487190232574716"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2629056354074800338"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5843975695730341770"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10"><text:soft-page-break/>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text:soft-page-break/>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294040874645334589" text:style-name="L38">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text:soft-page-break/>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text:soft-page-break/></text:p>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3-17T21:00:16.51</dc:date>
    <dc:creator>James Lombardi</dc:creator>
    <meta:editing-duration>P28DT14H24M31S</meta:editing-duration>
    <meta:editing-cycles>2109</meta:editing-cycles>
    <meta:generator>OpenOffice/4.1.2$Win32 OpenOffice.org_project/412m3$Build-9782</meta:generator>
    <meta:document-statistic meta:table-count="0" meta:image-count="9" meta:object-count="0" meta:page-count="209" meta:paragraph-count="6088" meta:word-count="65858" meta:character-count="337327"/>
  </office:meta>
</office:document-meta>
</file>